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8a840" officeooo:paragraph-rsid="0018a840"/>
    </style:style>
    <style:style style:name="P2" style:family="paragraph" style:parent-style-name="Standard">
      <style:text-properties officeooo:rsid="0019fd3d" officeooo:paragraph-rsid="0019fd3d"/>
    </style:style>
    <style:style style:name="P3" style:family="paragraph" style:parent-style-name="Standard">
      <style:text-properties officeooo:rsid="001c1ab7" officeooo:paragraph-rsid="001c1ab7"/>
    </style:style>
    <style:style style:name="P4" style:family="paragraph" style:parent-style-name="Standard">
      <style:text-properties officeooo:rsid="001d83f4" officeooo:paragraph-rsid="001d83f4"/>
    </style:style>
    <style:style style:name="P5" style:family="paragraph" style:parent-style-name="Standard">
      <style:text-properties officeooo:rsid="001f5ddd" officeooo:paragraph-rsid="001f5ddd"/>
    </style:style>
    <style:style style:name="P6" style:family="paragraph" style:parent-style-name="Standard">
      <style:text-properties officeooo:rsid="00203356" officeooo:paragraph-rsid="00203356"/>
    </style:style>
    <style:style style:name="P7" style:family="paragraph" style:parent-style-name="Standard">
      <style:text-properties officeooo:rsid="0020e5bb" officeooo:paragraph-rsid="0020e5bb"/>
    </style:style>
    <style:style style:name="P8" style:family="paragraph" style:parent-style-name="Standard">
      <style:text-properties officeooo:rsid="00225d0a" officeooo:paragraph-rsid="00225d0a"/>
    </style:style>
    <style:style style:name="T1" style:family="text">
      <style:text-properties officeooo:rsid="001d83f4"/>
    </style:style>
    <style:style style:name="T2" style:family="text">
      <style:text-properties officeooo:rsid="00203356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OLE">
      <style:graphic-properties style:run-through="foreground" style:wrap="none" style:horizontal-pos="center" style:horizontal-rel="paragraph" fo:padding="0.0193in" fo:border="0.06pt solid #000000" draw:ole-draw-aspect="1"/>
    </style:style>
    <style:style style:name="fr2" style:family="graphic" style:parent-style-name="OLE">
      <style:graphic-properties style:run-through="foreground" style:wrap="none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m Ness and Marty Townley</text:p>
      <text:p text:style-name="P1">Lab 7</text:p>
      <text:p text:style-name="P1">3/21/17</text:p>
      <text:p text:style-name="P1"/>
      <text:p text:style-name="P8">Worksheet 1:</text:p>
      <text:p text:style-name="P8"/>
      <text:p text:style-name="P1"/>
      <text:p text:style-name="P1"><draw:frame draw:style-name="fr1" draw:name="Object1" text:anchor-type="paragraph" svg:width="3.9374in" svg:height="0.958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>Worksheet 2:</text:p>
      <text:p text:style-name="P8"/>
      <text:p text:style-name="P8"/>
      <text:p text:style-name="P8"><draw:frame draw:style-name="fr1" draw:name="Object2" text:anchor-type="paragraph" svg:width="3.9374in" svg:height="1.150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>Modified Circuit:</text:p>
      <text:p text:style-name="P8"/>
      <text:p text:style-name="P8"/>
      <text:p text:style-name="P8"><draw:frame draw:style-name="fr2" draw:name="Object3" text:anchor-type="paragraph" svg:width="3.9374in" svg:height="0.958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><text:span text:style-name="T3">C3 – pmos size: </text:span>2 lambda x 32 lambda <text:span text:style-name="T3">nmos size: </text:span>2 lambda x 16 lambda </text:p>
      <text:p text:style-name="P8"><text:span text:style-name="T3">C2 – pmos size: </text:span>2 lambda x 24 lambda <text:span text:style-name="T3">nmos size: </text:span>2 lambda x 24 lambda </text:p>
      <text:p text:style-name="P8"><text:span text:style-name="T3">C1 – pmos size: </text:span>2 lambda x 32 lambda <text:span text:style-name="T3">nmos size: </text:span>2 lambda x 16 lambda </text:p>
      <text:p text:style-name="P8"/>
      <text:p text:style-name="P8">These sizes correspond to doubled widths of both the NAND and NOR circuits. Each stage now has input capacitance's of 12C. When driving the same 36C <text:s/>load, this reduces our H from 6 in the original design to 3 in our modified. This circuit was then driven with the same inverter drivers as Lab 6.</text:p>
      <text:p text:style-name="P8"/>
      <text:p text:style-name="P1">Original yzdet timing:</text:p>
      <text:p text:style-name="P1">****** transient analysis tnom= 25.000 temp= 25.000 ******</text:p>
      <text:p text:style-name="P1">tpdr1= 686.0806p targ= 6.0719n trig= 5.3858n</text:p>
      <text:p text:style-name="P1">tpdf1= 723.7016p targ= 11.1046n trig= 10.3809n</text:p>
      <text:p text:style-name="P1">tpd1= 704.8911p</text:p>
      <text:p text:style-name="P1">tpdr7= 338.4113p targ= 15.7179n trig= 15.3795n</text:p>
      <text:p text:style-name="P1">tpdf7= 813.4812p targ= 21.1891n trig= 20.3757n</text:p>
      <text:p text:style-name="P1">tpd7= 575.9463p</text:p>
      <text:p text:style-name="P1"><text:soft-page-break/>trise= 504.5170p targ= 11.4054n trig= 10.9009n</text:p>
      <text:p text:style-name="P1">tfall= 307.8549p targ= 6.2350n trig= 5.9272n</text:p>
      <text:p text:style-name="P1"/>
      <text:p text:style-name="P1"/>
      <text:p text:style-name="P1">Improved yzdet timing:</text:p>
      <text:p text:style-name="P1"/>
      <text:p text:style-name="P1"><text:s/>****** transient analysis tnom= <text:s/>25.000 temp= <text:s/>25.000 ******</text:p>
      <text:p text:style-name="P1"><text:s/>tpdr1= 467.1540p <text:s/>targ= <text:s text:c="2"/>5.8778n <text:s text:c="2"/>trig= <text:s text:c="2"/>5.4106n</text:p>
      <text:p text:style-name="P1"><text:s/>tpdf1= 495.6098p <text:s/>targ= <text:s/>10.9073n <text:s text:c="2"/>trig= <text:s/>10.4117n</text:p>
      <text:p text:style-name="P1"><text:s/>tpd1= 481.3819p</text:p>
      <text:p text:style-name="P1"><text:s/>tpdr7= 225.7273p <text:s/>targ= <text:s/>15.6332n <text:s text:c="2"/>trig= <text:s/>15.4074n</text:p>
      <text:p text:style-name="P1"><text:s/>tpdf7= 575.2619p <text:s/>targ= <text:s/>20.9800n <text:s text:c="2"/>trig= <text:s/>20.4047n</text:p>
      <text:p text:style-name="P1"><text:s/>tpd7= 400.4946p</text:p>
      <text:p text:style-name="P1"><text:s/>trise= 279.2990p <text:s/>targ= <text:s/>11.0756n <text:s text:c="2"/>trig= <text:s/>10.7963n</text:p>
      <text:p text:style-name="P1"><text:s/>tfall= 166.5131p <text:s/>targ= <text:s text:c="2"/>5.9647n <text:s text:c="2"/>trig= <text:s text:c="2"/>5.7981n</text:p>
      <text:p text:style-name="P1"/>
      <text:p text:style-name="P1">The new circuit is much faster than the original, propagation delays were nearly cut in half all across the board.</text:p>
      <text:p text:style-name="P1"/>
      <text:p text:style-name="P1"/>
      <text:p text:style-name="P2">Power analysis:</text:p>
      <text:p text:style-name="P2"/>
      <text:p text:style-name="P6">The average power was measured in the spice simulation during the worst case switching scenario, and during a quiescent period. <text:s/>This gives dynamic and static power for both the original and modified circuit:</text:p>
      <text:p text:style-name="P2"/>
      <text:p text:style-name="P4">Original circuit</text:p>
      <text:p text:style-name="P4"/>
      <text:p text:style-name="P5"><text:s/><text:span text:style-name="T2">Dynamic: </text:span>avg_d_power= -10.1811m <text:s/>from= <text:s/>15.0000n <text:s text:c="4"/>to= <text:s/>16.0000n</text:p>
      <text:p text:style-name="P5"><text:s/><text:span text:style-name="T2">Static: </text:span>avg_q_power= <text:s/>-3.3815u <text:s/>from= <text:s/>16.0000n <text:s text:c="4"/>to= <text:s/>20.0000n</text:p>
      <text:p text:style-name="P2"/>
      <text:p text:style-name="P3"><text:span text:style-name="T1">Improved</text:span> circuit</text:p>
      <text:p text:style-name="P3"><text:span text:style-name="T2">Dynamic:</text:span> avg_d_power= -13.7649m <text:s/>from= <text:s/>15.0000n <text:s text:c="4"/>to= <text:s/>16.0000n</text:p>
      <text:p text:style-name="P3"><text:span text:style-name="T2">Static:</text:span> avg_q_power= <text:s/>-3.3802u <text:s/>from= <text:s/>16.0000n <text:s text:c="4"/>to= <text:s/>20.0000n</text:p>
      <text:p text:style-name="P2"/>
      <text:p text:style-name="P2"/>
      <text:p text:style-name="P7">Both circuits have a very similar static power value, but the faster circuit draws more power during switching (~30% more power).</text:p>
      <text:p text:style-name="P7"/>
      <text:p text:style-name="P7"/>
      <text:p text:style-name="P8">Estimated time to complete the lab: 4.5 hours.</text:p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3:52:36.328782508</meta:creation-date>
    <dc:date>2017-03-21T15:18:44.595207370</dc:date>
    <meta:editing-duration>PT25M34S</meta:editing-duration>
    <meta:editing-cycles>6</meta:editing-cycles>
    <meta:generator>LibreOffice/5.1.6.2.0$Linux_X86_64 LibreOffice_project/10$Build-2</meta:generator>
    <meta:document-statistic meta:table-count="0" meta:image-count="0" meta:object-count="3" meta:page-count="2" meta:paragraph-count="41" meta:word-count="332" meta:character-count="2200" meta:non-whitespace-character-count="18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70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7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tage 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 <text:s text:c="3"/></text:p>
          </table:table-cell>
          <table:table-cell table:style-name="ce4" table:formula="of:=[.D5]*[.E5]" office:value-type="float" office:value="2" calcext:value-type="float">
            <text:p>2 <text:s text:c="3"/></text:p>
          </table:table-cell>
          <table:table-cell table:style-name="ce4" office:value-type="float" office:value="1.33333333333333" calcext:value-type="float">
            <text:p>1 1/3</text:p>
          </table:table-cell>
          <table:table-cell table:style-name="ce4" table:formula="of:=[.F5]+[.G5]" office:value-type="float" office:value="3.33333333333333" calcext:value-type="float">
            <text:p>3 1/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tage 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.33333333333333" calcext:value-type="float">
            <text:p>1 1/3</text:p>
          </table:table-cell>
          <table:table-cell table:style-name="ce4" table:formula="of:=[.D6]*[.E6]" office:value-type="float" office:value="1.33333333333333" calcext:value-type="float">
            <text:p>1 1/3</text:p>
          </table:table-cell>
          <table:table-cell office:value-type="float" office:value="2" calcext:value-type="float">
            <text:p>2</text:p>
          </table:table-cell>
          <table:table-cell table:style-name="ce4" table:formula="of:=[.F6]+[.G6]" office:value-type="float" office:value="3.33333333333333" calcext:value-type="float">
            <text:p>3 1/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tage 3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" calcext:value-type="float">
            <text:p>2 <text:s text:c="3"/></text:p>
          </table:table-cell>
          <table:table-cell table:style-name="ce4" table:formula="of:=[.D7]*[.E7]" office:value-type="float" office:value="12" calcext:value-type="float">
            <text:p>12 <text:s text:c="3"/></text:p>
          </table:table-cell>
          <table:table-cell table:style-name="ce4" office:value-type="float" office:value="1.33333333333333" calcext:value-type="float">
            <text:p>1 1/3</text:p>
          </table:table-cell>
          <table:table-cell table:style-name="ce4" table:formula="of:=[.F7]+[.G7]" office:value-type="float" office:value="13.3333333333333" calcext:value-type="float">
            <text:p>13 1/3</text:p>
          </table:table-cell>
        </table:table-row>
        <table:table-row table:style-name="ro2">
          <table:table-cell table:number-columns-repeated="2"/>
          <table:table-cell table:style-name="ce3" office:value-type="string" calcext:value-type="string">
            <text:p>Total</text:p>
          </table:table-cell>
          <table:table-cell table:number-columns-repeated="4"/>
          <table:table-cell table:style-name="ce4" table:formula="of:=SUM([.H5:.H7])" office:value-type="float" office:value="20" calcext:value-type="float">
            <text:p>20 <text:s text:c="3"/>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ource Han Sans CN Regular" style:font-family-asian="'Source Han Sans CN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5:10:45.275861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70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7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 table:number-rows-repeated="15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tage 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 <text:s text:c="3"/></text:p>
          </table:table-cell>
          <table:table-cell table:style-name="ce4"/>
          <table:table-cell table:style-name="ce4" office:value-type="float" office:value="1.33333333333333" calcext:value-type="float">
            <text:p>1 1/3</text:p>
          </table:table-cell>
          <table:table-cell table:style-name="ce4"/>
        </table:table-row>
        <table:table-row table:style-name="ro2">
          <table:table-cell table:number-columns-repeated="2"/>
          <table:table-cell office:value-type="string" calcext:value-type="string">
            <text:p>stage 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.33333333333333" calcext:value-type="float">
            <text:p>1 1/3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2">
          <table:table-cell table:number-columns-repeated="2"/>
          <table:table-cell office:value-type="string" calcext:value-type="string">
            <text:p>stage 3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" calcext:value-type="float">
            <text:p>2 <text:s text:c="3"/></text:p>
          </table:table-cell>
          <table:table-cell table:style-name="ce4"/>
          <table:table-cell table:style-name="ce4" office:value-type="float" office:value="1.33333333333333" calcext:value-type="float">
            <text:p>1 1/3</text:p>
          </table:table-cell>
          <table:table-cell table:style-name="ce4"/>
        </table:table-row>
        <table:table-row table:style-name="ro2">
          <table:table-cell table:number-columns-repeated="2"/>
          <table:table-cell table:style-name="ce3" office:value-type="string" calcext:value-type="string">
            <text:p>Total</text:p>
          </table:table-cell>
          <table:table-cell table:formula="of:=[.D17]*[.D18]*[.D19]" office:value-type="float" office:value="6" calcext:value-type="float">
            <text:p>6</text:p>
          </table:table-cell>
          <table:table-cell table:formula="of:=[.E17]*[.E18]*[.E19]" office:value-type="float" office:value="5.33333333333332" calcext:value-type="float">
            <text:p>5.3333333333</text:p>
          </table:table-cell>
          <table:table-cell table:formula="of:=[.E20]*[.D20]" office:value-type="float" office:value="31.9999999999999" calcext:value-type="float">
            <text:p>32</text:p>
          </table:table-cell>
          <table:table-cell table:formula="of:=[.G17]+[.G18]+[.G19]" office:value-type="float" office:value="4.66666666666666" calcext:value-type="float">
            <text:p>4.6666666667</text:p>
          </table:table-cell>
          <table:table-cell table:style-name="ce4"/>
        </table:table-row>
        <table:table-row table:style-name="ro2">
          <table:table-cell table:number-columns-repeated="5"/>
          <table:table-cell table:formula="of:=[.F20]^(1/3)" office:value-type="float" office:value="3.1748021039364" calcext:value-type="float">
            <text:p>3.1748021039</text:p>
          </table:table-cell>
          <table:table-cell/>
          <table:table-cell table:formula="of:=3*[.F21]+[.G20]" office:value-type="float" office:value="14.1910729784758" calcext:value-type="float">
            <text:p>14.191072978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ource Han Sans CN Regular" style:font-family-asian="'Source Han Sans CN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5:11:22.645733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70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7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number-columns-repeated="12" table:default-cell-style-name="Default"/>
        <table:table-column table:style-name="co2" table:number-columns-repeated="6" table:default-cell-style-name="Default"/>
        <table:table-row table:style-name="ro1" table:number-rows-repeated="3">
          <table:table-cell table:number-columns-repeated="18"/>
        </table:table-row>
        <table:table-row table:style-name="ro2">
          <table:table-cell table:number-columns-repeated="13"/>
          <table:table-cell office:value-type="string" calcext:value-type="string">
            <text:p>h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stage 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 <text:s text:c="3"/></text:p>
          </table:table-cell>
          <table:table-cell table:style-name="ce4" table:formula="of:=[.N5]*[.O5]" office:value-type="float" office:value="2" calcext:value-type="float">
            <text:p>2 <text:s text:c="3"/></text:p>
          </table:table-cell>
          <table:table-cell table:style-name="ce4" office:value-type="float" office:value="1.33333333333333" calcext:value-type="float">
            <text:p>1 1/3</text:p>
          </table:table-cell>
          <table:table-cell table:style-name="ce4" table:formula="of:=[.P5]+[.Q5]" office:value-type="float" office:value="3.33333333333333" calcext:value-type="float">
            <text:p>3 1/3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stage 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.33333333333333" calcext:value-type="float">
            <text:p>1 1/3</text:p>
          </table:table-cell>
          <table:table-cell table:style-name="ce4" table:formula="of:=[.N6]*[.O6]" office:value-type="float" office:value="1.33333333333333" calcext:value-type="float">
            <text:p>1 1/3</text:p>
          </table:table-cell>
          <table:table-cell office:value-type="float" office:value="2" calcext:value-type="float">
            <text:p>2</text:p>
          </table:table-cell>
          <table:table-cell table:style-name="ce4" table:formula="of:=[.P6]+[.Q6]" office:value-type="float" office:value="3.33333333333333" calcext:value-type="float">
            <text:p>3 1/3</text:p>
          </table:table-cell>
        </table:table-row>
        <table:table-row table:style-name="ro2">
          <table:table-cell table:number-columns-repeated="12"/>
          <table:table-cell office:value-type="string" calcext:value-type="string">
            <text:p>stage 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" calcext:value-type="float">
            <text:p>2 <text:s text:c="3"/></text:p>
          </table:table-cell>
          <table:table-cell table:style-name="ce4" table:formula="of:=[.N7]*[.O7]" office:value-type="float" office:value="6" calcext:value-type="float">
            <text:p>6 <text:s text:c="3"/></text:p>
          </table:table-cell>
          <table:table-cell table:style-name="ce4" office:value-type="float" office:value="1.33333333333333" calcext:value-type="float">
            <text:p>1 1/3</text:p>
          </table:table-cell>
          <table:table-cell table:style-name="ce4" table:formula="of:=[.P7]+[.Q7]" office:value-type="float" office:value="7.33333333333333" calcext:value-type="float">
            <text:p>7 1/3</text:p>
          </table:table-cell>
        </table:table-row>
        <table:table-row table:style-name="ro2">
          <table:table-cell table:number-columns-repeated="12"/>
          <table:table-cell table:style-name="ce3" office:value-type="string" calcext:value-type="string">
            <text:p>Total</text:p>
          </table:table-cell>
          <table:table-cell table:number-columns-repeated="4"/>
          <table:table-cell table:style-name="ce4" table:formula="of:=SUM([.R5:.R7])" office:value-type="float" office:value="14" calcext:value-type="float">
            <text:p>14 <text:s text:c="3"/>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ource Han Sans CN Regular" style:font-family-asian="'Source Han Sans CN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5:11:56.446209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